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  <style:text-properties officeooo:rsid="002b6d77"/>
    </style:style>
    <style:style style:name="P3" style:family="paragraph" style:parent-style-name="Text_20_body">
      <style:paragraph-properties fo:margin-top="0cm" fo:margin-bottom="0cm" style:contextual-spacing="false"/>
      <style:text-properties style:font-name="Monospace" fo:font-size="10pt" officeooo:rsid="002b6d77" style:font-size-asian="10pt"/>
    </style:style>
    <style:style style:name="P4" style:family="paragraph" style:parent-style-name="Standard">
      <style:paragraph-properties fo:margin-top="0cm" fo:margin-bottom="0cm" style:contextual-spacing="false"/>
      <style:text-properties style:font-name="Monospace" fo:font-size="10pt" officeooo:rsid="002b6d77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2pt" officeooo:rsid="002b6d77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12pt" officeooo:rsid="002b6d77" officeooo:paragraph-rsid="003075c3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12pt" officeooo:rsid="002b6d77" officeooo:paragraph-rsid="0034e807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12pt" officeooo:rsid="0034e807" officeooo:paragraph-rsid="0034e807" style:font-size-asian="12pt" style:font-size-complex="12pt"/>
    </style:style>
    <style:style style:name="P10" style:family="paragraph" style:parent-style-name="Standard" style:list-style-name="L1">
      <style:paragraph-properties fo:margin-top="0cm" fo:margin-bottom="0cm" style:contextual-spacing="false"/>
      <style:text-properties officeooo:paragraph-rsid="00330a3f"/>
    </style:style>
    <style:style style:name="P1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/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075c3" officeooo:paragraph-rsid="003075c3" style:font-size-asian="12pt" style:font-size-complex="12pt"/>
    </style:style>
    <style:style style:name="P14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075c3" officeooo:paragraph-rsid="0034e807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2b6d77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2b6d77" officeooo:paragraph-rsid="003075c3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Times New Roman" fo:font-size="12pt" officeooo:rsid="0034e807" officeooo:paragraph-rsid="0034e807" style:font-size-asian="12pt" style:font-size-complex="12pt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34e807" style:font-size-asian="12pt" style:font-size-complex="12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Times New Roman" fo:font-size="12pt" style:text-underline-style="solid" style:text-underline-width="auto" style:text-underline-color="font-color" officeooo:rsid="0034e807" officeooo:paragraph-rsid="0034e807" style:font-size-asian="12pt" style:font-size-complex="12pt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officeooo:paragraph-rsid="0034e807"/>
    </style:style>
    <style:style style:name="T1" style:family="text">
      <style:text-properties officeooo:rsid="002d7608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b6d77" style:font-size-asian="10pt"/>
    </style:style>
    <style:style style:name="T4" style:family="text">
      <style:text-properties style:font-name="Monospace" fo:font-size="10pt" officeooo:rsid="0034e807" style:font-size-asian="10pt"/>
    </style:style>
    <style:style style:name="T5" style:family="text">
      <style:text-properties officeooo:rsid="00330a3f"/>
    </style:style>
    <style:style style:name="T6" style:family="text">
      <style:text-properties officeooo:rsid="002b6d77"/>
    </style:style>
    <style:style style:name="T7" style:family="text">
      <style:text-properties officeooo:rsid="0034e807"/>
    </style:style>
    <style:style style:name="T8" style:family="text">
      <style:text-properties style:text-underline-style="none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2b6d77" style:font-size-asian="10pt"/>
    </style:style>
    <style:style style:name="T11" style:family="text">
      <style:text-properties fo:font-size="10pt" officeooo:rsid="0034e807" style:font-size-asian="10pt"/>
    </style:style>
    <style:style style:name="T12" style:family="text">
      <style:text-properties officeooo:rsid="00373c50"/>
    </style:style>
    <style:style style:name="T13" style:family="text">
      <style:text-properties style:font-name="Times New Roman" fo:font-size="12pt" officeooo:rsid="00330a3f" style:font-size-asian="12pt" style:font-size-complex="12pt"/>
    </style:style>
    <style:style style:name="T14" style:family="text">
      <style:text-properties style:font-name="Times New Roman" fo:font-size="12pt" officeooo:rsid="002b6d77" style:font-size-asian="12pt" style:font-size-complex="12pt"/>
    </style:style>
    <style:style style:name="T15" style:family="text">
      <style:text-properties style:font-name="Times New Roman" fo:font-size="12pt" officeooo:rsid="00373c50" style:font-size-asian="12pt" style:font-size-complex="12pt"/>
    </style:style>
    <style:style style:name="T16" style:family="text">
      <style:text-properties style:font-name="Times New Roman" fo:font-size="12pt" officeooo:rsid="0034e807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pte rendu d’activités de Michael Ory</text:p>
      <text:p text:style-name="P11">du 01/0<text:span text:style-name="T1">7</text:span>/2014 au 3<text:span text:style-name="T1">1</text:span>/0<text:span text:style-name="T1">7</text:span>/2014</text:p>
      <text:p text:style-name="P12"/>
      <text:p text:style-name="P12"/>
      <text:p text:style-name="P12"/>
      <text:p text:style-name="P19">Gestion du marqueur d'ajout</text:p>
      <text:p text:style-name="P13">Conception et implémentation de la gestion du marqueur qui identifie le type d'opération qui a créé le <text:span text:style-name="T12">nœud</text:span> (add ou set). Dans le cas d'un add si l'utilisateur essaye de créer une deuxième fois le nœud alors GS renvoi une erreur<text:span text:style-name="T6"> </text:span>(<text:span text:style-name="T6">throwExistException</text:span>), dans le second cas GS renvoi la référence du premier nœud.</text:p>
      <text:p text:style-name="P16"/>
      <text:p text:style-name="P19">Concurrency</text:p>
      <text:p text:style-name="P7"><text:span text:style-name="T5">Suppression de la classe</text:span> <text:span text:style-name="T12">Context</text:span> :</text:p>
      <text:list xml:id="list8910000816979506193" text:style-name="L1">
        <text:list-item>
          <text:p text:style-name="P10"><text:span text:style-name="T13">Afin d'arriver à cette simplification, j'ai transformer l'</text:span><text:span text:style-name="T14">interface Context </text:span><text:span text:style-name="T15">d</text:span><text:span text:style-name="T13">e la couche </text:span><text:span text:style-name="T15">C</text:span><text:span text:style-name="T13">ache en </text:span><text:span text:style-name="T14">class</text:span><text:span text:style-name="T13">e abstraite</text:span><text:span text:style-name="T14"> AbstractContext.</text:span></text:p>
        </text:list-item>
      </text:list>
      <text:p text:style-name="P8"/>
      <text:p text:style-name="P8"><text:span text:style-name="T7">Amélioration de la logique d'</text:span>initiali<text:span text:style-name="T7">s</text:span>ation.</text:p>
      <text:p text:style-name="P8"/>
      <text:p text:style-name="P9">Suppression des packages superflus (déplacements des classes).</text:p>
      <text:p text:style-name="P9"/>
      <text:p text:style-name="P8"><text:span text:style-name="T7">Les dépendances des </text:span>composite<text:span text:style-name="T7">s utilisent désormais l'implémentation de base (</text:span>DependenciesImpl<text:span text:style-name="T7">).</text:span></text:p>
      <text:p text:style-name="P8"/>
      <text:p text:style-name="P8"><text:span text:style-name="T12">Mise en place et passage des premiers tests unitaires.</text:span></text:p>
      <text:p text:style-name="P8"/>
      <text:p text:style-name="P19">IsDependencyOf</text:p>
      <text:p text:style-name="P17"><text:span text:style-name="T8">Conception et implémentation de la fonctionnalité</text:span><text:span text:style-name="T6"> isDependencyOf.</text:span></text:p>
      <text:p text:style-name="P18"><text:span text:style-name="T6">Mise en place des tests unitaires.</text:span></text:p>
      <text:p text:style-name="P12"/>
      <text:p text:style-name="P19">Autre</text:p>
      <text:p text:style-name="P8"><text:span text:style-name="T7">Mise en place du cache de Generic dès la couche impl.</text:span></text:p>
      <text:p text:style-name="P17"/>
      <text:p text:style-name="P17">Correction de la boucle dans la couche kernel.</text:p>
      <text:p text:style-name="P12"/>
      <text:p text:style-name="P14">Audit et factorisation de code :</text:p>
      <text:list xml:id="list3353155495115808490" text:style-name="L2">
        <text:list-item>
          <text:p text:style-name="P20"><text:span text:style-name="T16">Restriction de la visibilité de certaines méthodes,</text:span></text:p>
        </text:list-item>
        <text:list-item>
          <text:p text:style-name="P20"><text:span text:style-name="T16">Factorisation de la classe GenericsCache,</text:span></text:p>
        </text:list-item>
        <text:list-item>
          <text:p text:style-name="P20"><text:span text:style-name="T16">Amélioration de l'initialisation du ts lors du montage du cache au démarrage du moteur,</text:span></text:p>
        </text:list-item>
      </text:list>
      <text:p text:style-name="P6"/>
      <text:p text:style-name="P8"><text:span text:style-name="T7">Mise en place de l</text:span>a map <text:s/><text:span text:style-name="T7">qui peut </text:span>fonctionne<text:span text:style-name="T7">r</text:span> avec ou sans <text:span text:style-name="T7">le </text:span>metaAttribut.</text:p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9-01T12:36:35.504867253</dc:date>
    <meta:editing-duration>P2DT15H25M12S</meta:editing-duration>
    <meta:editing-cycles>45</meta:editing-cycles>
    <meta:generator>LibreOffice/4.2.4.2$Linux_X86_64 LibreOffice_project/420m0$Build-2</meta:generator>
    <meta:print-date>2014-09-01T12:23:56.943113723</meta:print-date>
    <meta:document-statistic meta:table-count="0" meta:image-count="0" meta:object-count="0" meta:page-count="1" meta:paragraph-count="22" meta:word-count="206" meta:character-count="1341" meta:non-whitespace-character-count="1160"/>
  </office:meta>
</office:document-meta>
</file>